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af7f" officeooo:paragraph-rsid="0010af7f"/>
    </style:style>
    <style:style style:name="P2" style:family="paragraph" style:parent-style-name="Standard">
      <style:text-properties officeooo:rsid="0010af7f" officeooo:paragraph-rsid="00126de8"/>
    </style:style>
    <style:style style:name="P3" style:family="paragraph" style:parent-style-name="Standard">
      <style:text-properties officeooo:rsid="00120503" officeooo:paragraph-rsid="00120503"/>
    </style:style>
    <style:style style:name="P4" style:family="paragraph" style:parent-style-name="Standard">
      <style:text-properties officeooo:rsid="00123c40" officeooo:paragraph-rsid="00123c40"/>
    </style:style>
    <style:style style:name="P5" style:family="paragraph" style:parent-style-name="Standard">
      <style:text-properties officeooo:rsid="001257bc" officeooo:paragraph-rsid="001257bc"/>
    </style:style>
    <style:style style:name="P6" style:family="paragraph" style:parent-style-name="Standard">
      <style:text-properties officeooo:rsid="00126de8" officeooo:paragraph-rsid="00126de8"/>
    </style:style>
    <style:style style:name="P7" style:family="paragraph" style:parent-style-name="Standard">
      <style:text-properties officeooo:rsid="00139cda" officeooo:paragraph-rsid="00139cda"/>
    </style:style>
    <style:style style:name="P8" style:family="paragraph" style:parent-style-name="Standard">
      <style:text-properties officeooo:rsid="001551c3" officeooo:paragraph-rsid="001551c3"/>
    </style:style>
    <style:style style:name="P9" style:family="paragraph" style:parent-style-name="Standard">
      <style:text-properties officeooo:rsid="001712a2" officeooo:paragraph-rsid="001712a2"/>
    </style:style>
    <style:style style:name="P10" style:family="paragraph" style:parent-style-name="Standard">
      <style:text-properties officeooo:rsid="00186199" officeooo:paragraph-rsid="00186199"/>
    </style:style>
    <style:style style:name="P11" style:family="paragraph" style:parent-style-name="Standard">
      <style:text-properties officeooo:rsid="001b8761" officeooo:paragraph-rsid="001b8761"/>
    </style:style>
    <style:style style:name="P12" style:family="paragraph" style:parent-style-name="Standard">
      <style:text-properties officeooo:rsid="001c1d30" officeooo:paragraph-rsid="001c1d30"/>
    </style:style>
    <style:style style:name="P13" style:family="paragraph" style:parent-style-name="Standard">
      <style:text-properties officeooo:rsid="001e1683" officeooo:paragraph-rsid="001e1683"/>
    </style:style>
    <style:style style:name="P14" style:family="paragraph" style:parent-style-name="Standard">
      <style:text-properties officeooo:rsid="001f83f4" officeooo:paragraph-rsid="001f83f4"/>
    </style:style>
    <style:style style:name="P15" style:family="paragraph" style:parent-style-name="Standard">
      <style:text-properties officeooo:rsid="0021d763" officeooo:paragraph-rsid="0021d763"/>
    </style:style>
    <style:style style:name="T1" style:family="text">
      <style:text-properties officeooo:rsid="00120503"/>
    </style:style>
    <style:style style:name="T2" style:family="text">
      <style:text-properties officeooo:rsid="00123c40"/>
    </style:style>
    <style:style style:name="T3" style:family="text">
      <style:text-properties officeooo:rsid="001257bc"/>
    </style:style>
    <style:style style:name="T4" style:family="text">
      <style:text-properties officeooo:rsid="00126de8"/>
    </style:style>
    <style:style style:name="T5" style:family="text">
      <style:text-properties officeooo:rsid="001551c3"/>
    </style:style>
    <style:style style:name="T6" style:family="text">
      <style:text-properties officeooo:rsid="001712a2"/>
    </style:style>
    <style:style style:name="T7" style:family="text">
      <style:text-properties officeooo:rsid="00186199"/>
    </style:style>
    <style:style style:name="T8" style:family="text">
      <style:text-properties officeooo:rsid="00197392"/>
    </style:style>
    <style:style style:name="T9" style:family="text">
      <style:text-properties officeooo:rsid="001a7479"/>
    </style:style>
    <style:style style:name="T10" style:family="text">
      <style:text-properties officeooo:rsid="001b8761"/>
    </style:style>
    <style:style style:name="T11" style:family="text">
      <style:text-properties officeooo:rsid="001c1d30"/>
    </style:style>
    <style:style style:name="T12" style:family="text">
      <style:text-properties officeooo:rsid="001dd9da"/>
    </style:style>
    <style:style style:name="T13" style:family="text">
      <style:text-properties officeooo:rsid="001e1984"/>
    </style:style>
    <style:style style:name="T14" style:family="text">
      <style:text-properties officeooo:rsid="0020658e"/>
    </style:style>
    <style:style style:name="T15" style:family="text">
      <style:text-properties officeooo:rsid="0022b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</text:p>
      <text:p text:style-name="P1"/>
      <text:p text:style-name="P1">Plano de Continuidade de Negócio (PCN)</text:p>
      <text:p text:style-name="P1">------------------------------------------------------------------------------------------------------------------------</text:p>
      <text:p text:style-name="P1"/>
      <text:p text:style-name="P1">CONCEITOS </text:p>
      <text:p text:style-name="P1">-<text:span text:style-name="T1">o PCN é determinado pela ABNT NBR 15999 parte 1, e trata das estratégias e planos de ações para identificar e preservar os serviços essenciais, caso um desastre ocorra. </text:span></text:p>
      <text:p text:style-name="P1"/>
      <text:p text:style-name="P3">MOTIVOS DOS DESASTRES </text:p>
      <text:p text:style-name="P3">-causas naturais </text:p>
      <text:p text:style-name="P3">-falhas de segurança </text:p>
      <text:p text:style-name="P3">-acidentes </text:p>
      <text:p text:style-name="P3">-falhas de equipamentos </text:p>
      <text:p text:style-name="P3">-ações propositais </text:p>
      <text:p text:style-name="P3"/>
      <text:p text:style-name="P3">4 PILARES FUNDAMENTAIS DO NEGÓCIO </text:p>
      <text:p text:style-name="P3">UNIDADE </text:p>
      <text:p text:style-name="P3">-<text:span text:style-name="T2">são as células de atividades das empresa (compras, distribuição, vendas etc..)</text:span></text:p>
      <text:p text:style-name="P4">PROCESSOS </text:p>
      <text:p text:style-name="P4">-conjunto de atividades: transformar, montar, manipular e processar </text:p>
      <text:p text:style-name="P4">COMPONENTES </text:p>
      <text:p text:style-name="P4">-<text:span text:style-name="T3">combinação estratégica das unidades com os processos </text:span></text:p>
      <text:p text:style-name="P5">ATIVOS </text:p>
      <text:p text:style-name="P5">-<text:span text:style-name="T4">elementos que dão suporte aos processos e às unidades do negócio </text:span></text:p>
      <text:p text:style-name="P5">-<text:span text:style-name="T4">tec. da informação, não tec. da informação, provedores e parceiros, infraestrutura interna, infraestrutura externa, insumos, RH </text:span></text:p>
      <text:p text:style-name="P2">------------------------------------------------------------------------------------------------------------------------</text:p>
      <text:p text:style-name="P2"/>
      <text:p text:style-name="P2">------------------------------------------------------------------------------------------------------------------------</text:p>
      <text:p text:style-name="P6">TERMOS E DEFINIÇÕES </text:p>
      <text:p text:style-name="P7">RISCO </text:p>
      <text:p text:style-name="P7">-<text:span text:style-name="T5">probabilidade de ocorrer um evento </text:span></text:p>
      <text:p text:style-name="P8">SERVIÇOS </text:p>
      <text:p text:style-name="P8">-<text:span text:style-name="T6">criação de atividade a fim de gerar valor </text:span></text:p>
      <text:p text:style-name="P9">DISPONIBILIDADE </text:p>
      <text:p text:style-name="P9">-serviço por ser executado sempre que requisitado </text:p>
      <text:p text:style-name="P9">-DESASTRE </text:p>
      <text:p text:style-name="P9">-<text:span text:style-name="T7">evento imprevisível que provoca grandes perdas ou danos a uma organização </text:span></text:p>
      <text:p text:style-name="P10">PRÁTICA DE GERENCIAMENTO DE CONTINUIDADE DE SERVIÇOS </text:p>
      <text:p text:style-name="P10">-<text:span text:style-name="T8">ações que visam garantir os níveis de disponibilidade e desempenho estejam aceitáveis </text:span></text:p>
      <text:p text:style-name="P10">-<text:span text:style-name="T8">PLANO DE RECUPERAÇÃO DE DESASTRE </text:span></text:p>
      <text:p text:style-name="P10">-<text:span text:style-name="T9">estratégia de recuperação pós desastre </text:span></text:p>
      <text:p text:style-name="P10">-<text:span text:style-name="T9">ANÁLISE DE IMPACTO DE NEGÓCIO </text:span></text:p>
      <text:p text:style-name="P10">-<text:span text:style-name="T10">identifica as principais funções do negócio e suas dependências </text:span></text:p>
      <text:p text:style-name="P11">GARANTIA </text:p>
      <text:p text:style-name="P11">-<text:span text:style-name="T11">expectativa da total funcionalidade de um produto</text:span></text:p>
      <text:p text:style-name="P12">AVALIAÇÃO DE RISCO </text:p>
      <text:p text:style-name="P12">-identifica, analisa e mensura os riscos a que uma org., processo, produto ou pessoa esteja exposta </text:p>
      <text:p text:style-name="P12">PRÁTICA DE GERENCIAMENTO DE RISCO </text:p>
      <text:p text:style-name="P12">-<text:span text:style-name="T12">corresponde à análise, à compreensão e ao tratamento eficaz dos riscos pela org. </text:span></text:p>
      <text:p text:style-name="P12"/>
      <text:p text:style-name="P13"><text:soft-page-break/>PRD = plano de recuperação de desastres </text:p>
      <text:p text:style-name="P13">-curto prazo </text:p>
      <text:p text:style-name="P13">-interrupções específicas </text:p>
      <text:p text:style-name="P13">-<text:span text:style-name="T13">plano tático </text:span></text:p>
      <text:p text:style-name="P13">-<text:span text:style-name="T13">empresa recuperar níveis normais </text:span></text:p>
      <text:p text:style-name="P13"/>
      <text:p text:style-name="P14">PDCA = planejar, executar, chegar, agir </text:p>
      <text:p text:style-name="P14">-<text:span text:style-name="T14">ciclo de melhoria contínua nos processos </text:span></text:p>
      <text:p text:style-name="P14"/>
      <text:p text:style-name="P15">ITIL* </text:p>
      <text:p text:style-name="P15">-biblioteca de infraestrutura de tecnologia da informação </text:p>
      <text:p text:style-name="P15">-<text:span text:style-name="T15">conjunto de práticas recomendadas para o fornecimento de serviços de TI </text:span></text:p>
      <text:p text:style-name="P15"/>
      <text:p text:style-name="P1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6T15:00:33.540000000</meta:creation-date>
    <dc:date>2023-12-26T15:54:02.921000000</dc:date>
    <meta:editing-duration>PT53M18S</meta:editing-duration>
    <meta:editing-cycles>21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54" meta:word-count="291" meta:character-count="2382" meta:non-whitespace-character-count="2098"/>
  </office:meta>
</office:document-meta>
</file>